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text-properties style:font-name="Times New Roman1"/>
    </style:style>
    <style:style style:name="P37" style:family="paragraph" style:parent-style-name="Text_20_body" style:list-style-name="L9">
      <style:text-properties style:font-name="Times New Roman1" fo:font-weight="normal" style:font-weight-asian="normal" style:font-weight-complex="normal"/>
    </style:style>
    <style:style style:name="P38" style:family="paragraph" style:parent-style-name="Heading_20_1">
      <style:text-properties style:font-name="Times New Roman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5</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0403188"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9"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0397964"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9"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9"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0413478"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39"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0421550"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9"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9"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0415178"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2">Username: The username that you have been assigned on the FTP server.</text:p>
        </text:list-item>
        <text:list-item>
          <text:p text:style-name="P32">Password: The password that you have been assigned on the FTP server</text:p>
        </text:list-item>
        <text:list-item>
          <text:p text:style-name="P32">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9" text:outline-level="1">Todo list</text:h>
      <text:p text:style-name="Text_20_body">This release has many things not implemented.</text:p>
      <text:list xml:id="list30409187" text:style-name="L6">
        <text:list-item>
          <text:p text:style-name="P33">Ports for Linux and Mac OSX. If you want it badly enough and you know any C++ then join the wxTED project on Google Code.</text:p>
        </text:list-item>
        <text:list-item>
          <text:p text:style-name="P33">Warning about closing an unsaved page.</text:p>
        </text:list-item>
        <text:list-item>
          <text:p text:style-name="P33">Publishing to an external inserter or viewer. FTP</text:p>
        </text:list-item>
        <text:list-item>
          <text:p text:style-name="P33">Double height not rendering exactly correct</text:p>
        </text:list-item>
        <text:list-item>
          <text:p text:style-name="P33">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0400931" text:style-name="L7">
        <text:list-item>
          <text:p text:style-name="P34">End Box/Start Box</text:p>
        </text:list-item>
      </text:list>
      <text:h text:style-name="Heading_20_2" text:outline-level="2">Bugs</text:h>
      <text:list xml:id="list30399550" text:style-name="L8">
        <text:list-item>
          <text:p text:style-name="P35">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5">Save As adds .tti when it shouldn't. You might need to rename files until I fix it.</text:p>
        </text:list-item>
        <text:list-item>
          <text:p text:style-name="P35">Publish path should add a slash at the end if the user doesn't put one in.</text:p>
        </text:list-item>
        <text:list-item>
          <text:p text:style-name="P35">Not really a bug but wxTED FTP uses ASCII mode. Apparently this means that CRLF on Windows gets turned into LF on my web server. Droidfax was updated to cope with LF as a line terminator.</text:p>
        </text:list-item>
      </text:list>
      <text:p text:style-name="Text_20_body"/>
      <text:list xml:id="list20725914" text:continue-numbering="true" text:style-name="L8">
        <text:list-header>
          <text:p text:style-name="P35"/>
        </text:list-header>
      </text:list>
      <text:h text:style-name="P39"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40"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0419860" text:style-name="L9">
        <text:list-item>
          <text:p text:style-name="P37">Get carousels working. <text:s/>DONE in 0.02beta</text:p>
        </text:list-item>
        <text:list-item>
          <text:p text:style-name="P37">Get Presentation properties working including language support and control flags.<text:line-break/>Language support done 0.03b (West Europe only) DONE in release 1.00.</text:p>
        </text:list-item>
        <text:list-item>
          <text:p text:style-name="P37">Implement Publish, which will send the current page to an inserter or viewer such as VBIT/Droidfax/ATP620/DTP620. FTP Publish DONE for 1.02.</text:p>
        </text:list-item>
        <text:list-item>
          <text:p text:style-name="P37"><text:soft-page-break/>Implement the edit menu.</text:p>
        </text:list-item>
        <text:list-item>
          <text:p text:style-name="P37">Migrate to other platforms. A Debian version so that you can run it on a Raspberry Pi. A Mac version is possible but it will have to wait until somebody lends me a Mac.</text:p>
        </text:list-item>
      </text:list>
      <text:h text:style-name="P38"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xx-yy-2014 TB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07T00:58:45.25</dc:date>
    <dc:creator>Peter Kwan</dc:creator>
    <meta:editing-duration>P17DT9H17M46S</meta:editing-duration>
    <meta:editing-cycles>92</meta:editing-cycles>
    <meta:generator>OpenOffice.org/3.3$Win32 OpenOffice.org_project/330m20$Build-9567</meta:generator>
    <meta:document-statistic meta:table-count="4" meta:image-count="5" meta:object-count="0" meta:page-count="15" meta:paragraph-count="394" meta:word-count="4479" meta:character-count="24558"/>
  </office:meta>
</office:document-meta>
</file>